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AttributeMethodArgumentResolverTests.handleWithRequestAttribute( @ RequestAttribute Foo foo , @ RequestAttribute ( "specialFoo" ) Foo namedFoo , @ RequestAttribute ( name = "foo" , required = false ) Foo notRequiredFoo , @ RequestAttribute ( name = "foo" ) Optional &lt; Foo &gt; optionalFoo , @ RequestAttribute Mono &lt; Foo &gt; fooMono , String notSuppor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questAttributeMethodArgumentResolverTests.resolveOptional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questAttributeMethodArgumentResolverTests.supports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AttributeMethodArgumentResolverTests.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questAttributeMethodArgumentResolverTests.resolveNot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AttributeMethodArgumentResolv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AttributeMethodArgumentResolverTests.resolveMonoParame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questAttributeMethodArgumentResolverTests.resolveWith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